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020.61pt" svg:y="0pt">
            <loext:p draw:notify-on-update-of-ranges="Sheet1.L2:Sheet1.L2 Sheet1.L3:Sheet1.L24 Sheet1.M2:Sheet1.M2 Sheet1.M3:Sheet1.M24 Sheet1.L2:Sheet1.L2 Sheet1.L3:Sheet1.L24 Sheet1.N2:Sheet1.N2 Sheet1.N3:Sheet1.N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834.83pt" svg:y="349.17pt">
            <loext:p draw:notify-on-update-of-ranges="Sheet1.J28:Sheet1.J28 Sheet1.J29:Sheet1.J50 Sheet1.K28:Sheet1.K28 Sheet1.K29:Sheet1.K50 Sheet1.J28:Sheet1.J28 Sheet1.J29:Sheet1.J50 Sheet1.L29:Sheet1.L29 Sheet1.L30:Sheet1.L5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51pt" svg:height="255.09pt" svg:x="659.25pt" svg:y="704.55pt">
            <loext:p draw:notify-on-update-of-ranges="Sheet1.A57:Sheet1.A92 Sheet1.B57:Sheet1.B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453.51pt" svg:height="255.09pt" svg:x="655.34pt" svg:y="976.37pt">
            <loext:p draw:notify-on-update-of-ranges="Sheet1.A56:Sheet1.A56 Sheet1.A57:Sheet1.A92 Sheet1.C56:Sheet1.C56 Sheet1.C57:Sheet1.C9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erformance of naive encoding. Length is the number of kropki sudoku’s containing that amount of dots.</text:p>
          </table:table-cell>
          <table:table-cell table:number-columns-repeated="10"/>
          <table:table-cell office:value-type="string" calcext:value-type="string">
            <text:p>Graph time: new vs old enco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visits</text:p>
          </table:table-cell>
          <table:table-cell office:value-type="string" calcext:value-type="string">
            <text:p>length</text:p>
          </table:table-cell>
          <table:table-cell table:number-columns-repeated="6"/>
          <table:table-cell office:value-type="string" calcext:value-type="string">
            <text:p>dots</text:p>
          </table:table-cell>
          <table:table-cell office:value-type="string" calcext:value-type="string">
            <text:p>old encoding</text:p>
          </table:table-cell>
          <table:table-cell office:value-type="string" calcext:value-type="string">
            <text:p>new encodin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.483684505" calcext:value-type="float">
            <text:p>10.483684505</text:p>
          </table:table-cell>
          <table:table-cell office:value-type="float" office:value="284.5" calcext:value-type="float">
            <text:p>284.5</text:p>
          </table:table-cell>
          <table:table-cell office:value-type="float" office:value="288513396.5" calcext:value-type="float">
            <text:p>288513396.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10.483684505" calcext:value-type="float">
            <text:p>10.483684505</text:p>
          </table:table-cell>
          <table:table-cell office:value-type="float" office:value="0.0253044735" calcext:value-type="float">
            <text:p>0.02530447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.0427856015" calcext:value-type="float">
            <text:p>9.0427856015</text:p>
          </table:table-cell>
          <table:table-cell office:value-type="float" office:value="341" calcext:value-type="float">
            <text:p>341</text:p>
          </table:table-cell>
          <table:table-cell office:value-type="float" office:value="232273574.5" calcext:value-type="float">
            <text:p>232273574.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9.0427856015" calcext:value-type="float">
            <text:p>9.0427856015</text:p>
          </table:table-cell>
          <table:table-cell office:value-type="float" office:value="0.022921066" calcext:value-type="float">
            <text:p>0.0229210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.396474328" calcext:value-type="float">
            <text:p>10.396474328</text:p>
          </table:table-cell>
          <table:table-cell office:value-type="float" office:value="417.25" calcext:value-type="float">
            <text:p>417.25</text:p>
          </table:table-cell>
          <table:table-cell office:value-type="float" office:value="264782479.8" calcext:value-type="float">
            <text:p>264782479.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10.396474328" calcext:value-type="float">
            <text:p>10.396474328</text:p>
          </table:table-cell>
          <table:table-cell office:value-type="float" office:value="0.02551645775" calcext:value-type="float">
            <text:p>0.02551645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.529580481" calcext:value-type="float">
            <text:p>10.529580481</text:p>
          </table:table-cell>
          <table:table-cell office:value-type="float" office:value="276.666666666667" calcext:value-type="float">
            <text:p>276.6666666667</text:p>
          </table:table-cell>
          <table:table-cell office:value-type="float" office:value="269086036" calcext:value-type="float">
            <text:p>26908603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10.529580481" calcext:value-type="float">
            <text:p>10.529580481</text:p>
          </table:table-cell>
          <table:table-cell office:value-type="float" office:value="0.025471495" calcext:value-type="float">
            <text:p>0.0254714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0583535859" calcext:value-type="float">
            <text:p>6.0583535859</text:p>
          </table:table-cell>
          <table:table-cell office:value-type="float" office:value="208.5" calcext:value-type="float">
            <text:p>208.5</text:p>
          </table:table-cell>
          <table:table-cell office:value-type="float" office:value="144547228.8" calcext:value-type="float">
            <text:p>144547228.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6.0583535859" calcext:value-type="float">
            <text:p>6.0583535859</text:p>
          </table:table-cell>
          <table:table-cell office:value-type="float" office:value="0.02691370225" calcext:value-type="float">
            <text:p>0.02691370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.0502121559" calcext:value-type="float">
            <text:p>6.0502121559</text:p>
          </table:table-cell>
          <table:table-cell office:value-type="float" office:value="215.6" calcext:value-type="float">
            <text:p>215.6</text:p>
          </table:table-cell>
          <table:table-cell office:value-type="float" office:value="142629918.4" calcext:value-type="float">
            <text:p>142629918.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6.0502121559" calcext:value-type="float">
            <text:p>6.0502121559</text:p>
          </table:table-cell>
          <table:table-cell office:value-type="float" office:value="0.0285626578" calcext:value-type="float">
            <text:p>0.02856265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.957122294" calcext:value-type="float">
            <text:p>9.957122294</text:p>
          </table:table-cell>
          <table:table-cell office:value-type="float" office:value="257.1" calcext:value-type="float">
            <text:p>257.1</text:p>
          </table:table-cell>
          <table:table-cell office:value-type="float" office:value="248691618.3" calcext:value-type="float">
            <text:p>248691618.3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9.957122294" calcext:value-type="float">
            <text:p>9.957122294</text:p>
          </table:table-cell>
          <table:table-cell office:value-type="float" office:value="0.0353986272" calcext:value-type="float">
            <text:p>0.03539862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7760274487" calcext:value-type="float">
            <text:p>4.7760274487</text:p>
          </table:table-cell>
          <table:table-cell office:value-type="float" office:value="180.444444444444" calcext:value-type="float">
            <text:p>180.4444444444</text:p>
          </table:table-cell>
          <table:table-cell office:value-type="float" office:value="106149485" calcext:value-type="float">
            <text:p>106149485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4.7760274487" calcext:value-type="float">
            <text:p>4.7760274487</text:p>
          </table:table-cell>
          <table:table-cell office:value-type="float" office:value="0.04102647911" calcext:value-type="float">
            <text:p>0.04102647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.6543762652" calcext:value-type="float">
            <text:p>5.6543762652</text:p>
          </table:table-cell>
          <table:table-cell office:value-type="float" office:value="210.1" calcext:value-type="float">
            <text:p>210.1</text:p>
          </table:table-cell>
          <table:table-cell office:value-type="float" office:value="138320256.9" calcext:value-type="float">
            <text:p>138320256.9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5.6543762652" calcext:value-type="float">
            <text:p>5.6543762652</text:p>
          </table:table-cell>
          <table:table-cell office:value-type="float" office:value="0.0524107905" calcext:value-type="float">
            <text:p>0.05241079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451061362" calcext:value-type="float">
            <text:p>6.451061362</text:p>
          </table:table-cell>
          <table:table-cell office:value-type="float" office:value="220" calcext:value-type="float">
            <text:p>220</text:p>
          </table:table-cell>
          <table:table-cell office:value-type="float" office:value="154199388.5" calcext:value-type="float">
            <text:p>154199388.5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6.451061362" calcext:value-type="float">
            <text:p>6.451061362</text:p>
          </table:table-cell>
          <table:table-cell office:value-type="float" office:value="0.06003143358" calcext:value-type="float">
            <text:p>0.06003143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.3678740373" calcext:value-type="float">
            <text:p>5.3678740373</text:p>
          </table:table-cell>
          <table:table-cell office:value-type="float" office:value="182.307692307692" calcext:value-type="float">
            <text:p>182.3076923077</text:p>
          </table:table-cell>
          <table:table-cell office:value-type="float" office:value="123609783.6" calcext:value-type="float">
            <text:p>123609783.6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5.3678740373" calcext:value-type="float">
            <text:p>5.3678740373</text:p>
          </table:table-cell>
          <table:table-cell office:value-type="float" office:value="0.06864810676" calcext:value-type="float">
            <text:p>0.06864810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6475728464" calcext:value-type="float">
            <text:p>4.6475728464</text:p>
          </table:table-cell>
          <table:table-cell office:value-type="float" office:value="160.727272727273" calcext:value-type="float">
            <text:p>160.7272727273</text:p>
          </table:table-cell>
          <table:table-cell office:value-type="float" office:value="104360795.3" calcext:value-type="float">
            <text:p>104360795.3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4.6475728464" calcext:value-type="float">
            <text:p>4.6475728464</text:p>
          </table:table-cell>
          <table:table-cell office:value-type="float" office:value="0.07908804481" calcext:value-type="float">
            <text:p>0.07908804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.8141413146" calcext:value-type="float">
            <text:p>5.8141413146</text:p>
          </table:table-cell>
          <table:table-cell office:value-type="float" office:value="178.384615384615" calcext:value-type="float">
            <text:p>178.3846153846</text:p>
          </table:table-cell>
          <table:table-cell office:value-type="float" office:value="126172685.6" calcext:value-type="float">
            <text:p>126172685.6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5.8141413146" calcext:value-type="float">
            <text:p>5.8141413146</text:p>
          </table:table-cell>
          <table:table-cell office:value-type="float" office:value="0.09081699723" calcext:value-type="float">
            <text:p>0.09081699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.0855905288" calcext:value-type="float">
            <text:p>6.0855905288</text:p>
          </table:table-cell>
          <table:table-cell office:value-type="float" office:value="187" calcext:value-type="float">
            <text:p>187</text:p>
          </table:table-cell>
          <table:table-cell office:value-type="float" office:value="146973122.6" calcext:value-type="float">
            <text:p>146973122.6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6.0855905288" calcext:value-type="float">
            <text:p>6.0855905288</text:p>
          </table:table-cell>
          <table:table-cell office:value-type="float" office:value="0.10021671633" calcext:value-type="float">
            <text:p>0.10021671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8497516096" calcext:value-type="float">
            <text:p>4.8497516096</text:p>
          </table:table-cell>
          <table:table-cell office:value-type="float" office:value="155.444444444444" calcext:value-type="float">
            <text:p>155.4444444444</text:p>
          </table:table-cell>
          <table:table-cell office:value-type="float" office:value="109072099.1" calcext:value-type="float">
            <text:p>109072099.1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4.8497516096" calcext:value-type="float">
            <text:p>4.8497516096</text:p>
          </table:table-cell>
          <table:table-cell office:value-type="float" office:value="0.11214219322" calcext:value-type="float">
            <text:p>0.11214219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.4442495503" calcext:value-type="float">
            <text:p>8.4442495503</text:p>
          </table:table-cell>
          <table:table-cell office:value-type="float" office:value="216" calcext:value-type="float">
            <text:p>216</text:p>
          </table:table-cell>
          <table:table-cell office:value-type="float" office:value="205330575" calcext:value-type="float">
            <text:p>20533057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office:value-type="float" office:value="8.4442495503" calcext:value-type="float">
            <text:p>8.4442495503</text:p>
          </table:table-cell>
          <table:table-cell office:value-type="float" office:value="0.12060628033" calcext:value-type="float">
            <text:p>0.120606280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.7417724915" calcext:value-type="float">
            <text:p>5.7417724915</text:p>
          </table:table-cell>
          <table:table-cell office:value-type="float" office:value="180.5" calcext:value-type="float">
            <text:p>180.5</text:p>
          </table:table-cell>
          <table:table-cell office:value-type="float" office:value="141041595.5" calcext:value-type="float">
            <text:p>141041595.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5.7417724915" calcext:value-type="float">
            <text:p>5.7417724915</text:p>
          </table:table-cell>
          <table:table-cell office:value-type="float" office:value="0.11706919924" calcext:value-type="float">
            <text:p>0.117069199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.4212795584" calcext:value-type="float">
            <text:p>4.4212795584</text:p>
          </table:table-cell>
          <table:table-cell office:value-type="float" office:value="141.5" calcext:value-type="float">
            <text:p>141.5</text:p>
          </table:table-cell>
          <table:table-cell office:value-type="float" office:value="95365361.75" calcext:value-type="float">
            <text:p>95365361.7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4.4212795584" calcext:value-type="float">
            <text:p>4.4212795584</text:p>
          </table:table-cell>
          <table:table-cell office:value-type="float" office:value="0.127373809" calcext:value-type="float">
            <text:p>0.1273738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120592771" calcext:value-type="float">
            <text:p>3.120592771</text:p>
          </table:table-cell>
          <table:table-cell office:value-type="float" office:value="110" calcext:value-type="float">
            <text:p>110</text:p>
          </table:table-cell>
          <table:table-cell office:value-type="float" office:value="63488393.5" calcext:value-type="float">
            <text:p>63488393.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3.120592771" calcext:value-type="float">
            <text:p>3.120592771</text:p>
          </table:table-cell>
          <table:table-cell office:value-type="float" office:value="0.12139528349" calcext:value-type="float">
            <text:p>0.121395283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39979156" calcext:value-type="float">
            <text:p>3.39979156</text:p>
          </table:table-cell>
          <table:table-cell office:value-type="float" office:value="127" calcext:value-type="float">
            <text:p>127</text:p>
          </table:table-cell>
          <table:table-cell office:value-type="float" office:value="75618950" calcext:value-type="float">
            <text:p>7561895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3.39979156" calcext:value-type="float">
            <text:p>3.39979156</text:p>
          </table:table-cell>
          <table:table-cell office:value-type="float" office:value="0.113941685" calcext:value-type="float">
            <text:p>0.1139416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.180129468" calcext:value-type="float">
            <text:p>5.180129468</text:p>
          </table:table-cell>
          <table:table-cell office:value-type="float" office:value="233" calcext:value-type="float">
            <text:p>233</text:p>
          </table:table-cell>
          <table:table-cell office:value-type="float" office:value="125975838" calcext:value-type="float">
            <text:p>12597583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5.180129468" calcext:value-type="float">
            <text:p>5.180129468</text:p>
          </table:table-cell>
          <table:table-cell office:value-type="float" office:value="0.12709712" calcext:value-type="float">
            <text:p>0.127097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952103788" calcext:value-type="float">
            <text:p>3.952103788</text:p>
          </table:table-cell>
          <table:table-cell office:value-type="float" office:value="122" calcext:value-type="float">
            <text:p>122</text:p>
          </table:table-cell>
          <table:table-cell office:value-type="float" office:value="87533167" calcext:value-type="float">
            <text:p>8753316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3.952103788" calcext:value-type="float">
            <text:p>3.952103788</text:p>
          </table:table-cell>
          <table:table-cell office:value-type="float" office:value="0.12853989299" calcext:value-type="float">
            <text:p>0.12853989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New encoding</text:p>
          </table:table-cell>
          <table:table-cell table:number-columns-repeated="8"/>
          <table:table-cell office:value-type="string" calcext:value-type="string">
            <text:p>Graph Conflicts: new vs old encoding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dots</text:p>
          </table:table-cell>
          <table:table-cell office:value-type="string" calcext:value-type="string">
            <text:p>old enco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t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visits</text:p>
          </table:table-cell>
          <table:table-cell office:value-type="string" calcext:value-type="string">
            <text:p>length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84.5" calcext:value-type="float">
            <text:p>284.5</text:p>
          </table:table-cell>
          <table:table-cell office:value-type="string" calcext:value-type="string">
            <text:p>new encoding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53044735" calcext:value-type="float">
            <text:p>0.0253044735</text:p>
          </table:table-cell>
          <table:table-cell office:value-type="float" office:value="482" calcext:value-type="float">
            <text:p>482</text:p>
          </table:table-cell>
          <table:table-cell office:value-type="float" office:value="337315" calcext:value-type="float">
            <text:p>33731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341" calcext:value-type="float">
            <text:p>341</text:p>
          </table:table-cell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2921066" calcext:value-type="float">
            <text:p>0.022921066</text:p>
          </table:table-cell>
          <table:table-cell office:value-type="float" office:value="336.5" calcext:value-type="float">
            <text:p>336.5</text:p>
          </table:table-cell>
          <table:table-cell office:value-type="float" office:value="275050" calcext:value-type="float">
            <text:p>27505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417.25" calcext:value-type="float">
            <text:p>417.25</text:p>
          </table:table-cell>
          <table:table-cell office:value-type="float" office:value="336.5" calcext:value-type="float">
            <text:p>336.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551645775" calcext:value-type="float">
            <text:p>0.0255164578</text:p>
          </table:table-cell>
          <table:table-cell office:value-type="float" office:value="427.5" calcext:value-type="float">
            <text:p>427.5</text:p>
          </table:table-cell>
          <table:table-cell office:value-type="float" office:value="309556.25" calcext:value-type="float">
            <text:p>309556.2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276.666666666667" calcext:value-type="float">
            <text:p>276.6666666667</text:p>
          </table:table-cell>
          <table:table-cell office:value-type="float" office:value="427.5" calcext:value-type="float">
            <text:p>427.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5471495" calcext:value-type="float">
            <text:p>0.025471495</text:p>
          </table:table-cell>
          <table:table-cell office:value-type="float" office:value="361.666666666667" calcext:value-type="float">
            <text:p>361.6666666667</text:p>
          </table:table-cell>
          <table:table-cell office:value-type="float" office:value="253202.666666667" calcext:value-type="float">
            <text:p>253202.66666666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208.5" calcext:value-type="float">
            <text:p>208.5</text:p>
          </table:table-cell>
          <table:table-cell office:value-type="float" office:value="361.666666666667" calcext:value-type="float">
            <text:p>361.666666666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91370225" calcext:value-type="float">
            <text:p>0.0269137023</text:p>
          </table:table-cell>
          <table:table-cell office:value-type="float" office:value="286.25" calcext:value-type="float">
            <text:p>286.25</text:p>
          </table:table-cell>
          <table:table-cell office:value-type="float" office:value="213134.75" calcext:value-type="float">
            <text:p>213134.7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215.6" calcext:value-type="float">
            <text:p>215.6</text:p>
          </table:table-cell>
          <table:table-cell office:value-type="float" office:value="286.25" calcext:value-type="float">
            <text:p>286.2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85626578" calcext:value-type="float">
            <text:p>0.0285626578</text:p>
          </table:table-cell>
          <table:table-cell office:value-type="float" office:value="298.2" calcext:value-type="float">
            <text:p>298.2</text:p>
          </table:table-cell>
          <table:table-cell office:value-type="float" office:value="228094.2" calcext:value-type="float">
            <text:p>228094.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257.1" calcext:value-type="float">
            <text:p>257.1</text:p>
          </table:table-cell>
          <table:table-cell office:value-type="float" office:value="298.2" calcext:value-type="float">
            <text:p>298.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353986272" calcext:value-type="float">
            <text:p>0.0353986272</text:p>
          </table:table-cell>
          <table:table-cell office:value-type="float" office:value="291.7" calcext:value-type="float">
            <text:p>291.7</text:p>
          </table:table-cell>
          <table:table-cell office:value-type="float" office:value="241397.7" calcext:value-type="float">
            <text:p>241397.7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80.444444444444" calcext:value-type="float">
            <text:p>180.4444444444</text:p>
          </table:table-cell>
          <table:table-cell office:value-type="float" office:value="291.7" calcext:value-type="float">
            <text:p>291.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4102647911" calcext:value-type="float">
            <text:p>0.0410264791</text:p>
          </table:table-cell>
          <table:table-cell office:value-type="float" office:value="256.777777777778" calcext:value-type="float">
            <text:p>256.7777777778</text:p>
          </table:table-cell>
          <table:table-cell office:value-type="float" office:value="187993.111111111" calcext:value-type="float">
            <text:p>187993.11111111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210.1" calcext:value-type="float">
            <text:p>210.1</text:p>
          </table:table-cell>
          <table:table-cell office:value-type="float" office:value="256.777777777778" calcext:value-type="float">
            <text:p>256.777777777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524107905" calcext:value-type="float">
            <text:p>0.0524107905</text:p>
          </table:table-cell>
          <table:table-cell office:value-type="float" office:value="317.7" calcext:value-type="float">
            <text:p>317.7</text:p>
          </table:table-cell>
          <table:table-cell office:value-type="float" office:value="271019.3" calcext:value-type="float">
            <text:p>271019.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317.7" calcext:value-type="float">
            <text:p>317.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6003143358" calcext:value-type="float">
            <text:p>0.0600314336</text:p>
          </table:table-cell>
          <table:table-cell office:value-type="float" office:value="321.166666666667" calcext:value-type="float">
            <text:p>321.1666666667</text:p>
          </table:table-cell>
          <table:table-cell office:value-type="float" office:value="264463" calcext:value-type="float">
            <text:p>26446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182.307692307692" calcext:value-type="float">
            <text:p>182.3076923077</text:p>
          </table:table-cell>
          <table:table-cell office:value-type="float" office:value="321.166666666667" calcext:value-type="float">
            <text:p>321.166666666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6864810676" calcext:value-type="float">
            <text:p>0.0686481068</text:p>
          </table:table-cell>
          <table:table-cell office:value-type="float" office:value="238.230769230769" calcext:value-type="float">
            <text:p>238.2307692308</text:p>
          </table:table-cell>
          <table:table-cell office:value-type="float" office:value="162598.538461538" calcext:value-type="float">
            <text:p>162598.538461538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160.727272727273" calcext:value-type="float">
            <text:p>160.7272727273</text:p>
          </table:table-cell>
          <table:table-cell office:value-type="float" office:value="238.230769230769" calcext:value-type="float">
            <text:p>238.2307692308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7908804481" calcext:value-type="float">
            <text:p>0.0790880448</text:p>
          </table:table-cell>
          <table:table-cell office:value-type="float" office:value="244.909090909091" calcext:value-type="float">
            <text:p>244.9090909091</text:p>
          </table:table-cell>
          <table:table-cell office:value-type="float" office:value="196636.818181818" calcext:value-type="float">
            <text:p>196636.818181818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78.384615384615" calcext:value-type="float">
            <text:p>178.3846153846</text:p>
          </table:table-cell>
          <table:table-cell office:value-type="float" office:value="244.909090909091" calcext:value-type="float">
            <text:p>244.909090909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9081699723" calcext:value-type="float">
            <text:p>0.0908169972</text:p>
          </table:table-cell>
          <table:table-cell office:value-type="float" office:value="251.769230769231" calcext:value-type="float">
            <text:p>251.7692307692</text:p>
          </table:table-cell>
          <table:table-cell office:value-type="float" office:value="172031.923076923" calcext:value-type="float">
            <text:p>172031.923076923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187" calcext:value-type="float">
            <text:p>187</text:p>
          </table:table-cell>
          <table:table-cell office:value-type="float" office:value="251.769230769231" calcext:value-type="float">
            <text:p>251.769230769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0021671633" calcext:value-type="float">
            <text:p>0.1002167163</text:p>
          </table:table-cell>
          <table:table-cell office:value-type="float" office:value="262" calcext:value-type="float">
            <text:p>262</text:p>
          </table:table-cell>
          <table:table-cell office:value-type="float" office:value="203461" calcext:value-type="float">
            <text:p>20346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155.444444444444" calcext:value-type="float">
            <text:p>155.4444444444</text:p>
          </table:table-cell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1214219322" calcext:value-type="float">
            <text:p>0.1121421932</text:p>
          </table:table-cell>
          <table:table-cell office:value-type="float" office:value="244.555555555556" calcext:value-type="float">
            <text:p>244.5555555556</text:p>
          </table:table-cell>
          <table:table-cell office:value-type="float" office:value="164677.666666667" calcext:value-type="float">
            <text:p>164677.666666667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216" calcext:value-type="float">
            <text:p>216</text:p>
          </table:table-cell>
          <table:table-cell office:value-type="float" office:value="244.555555555556" calcext:value-type="float">
            <text:p>244.555555555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2060628033" calcext:value-type="float">
            <text:p>0.1206062803</text:p>
          </table:table-cell>
          <table:table-cell office:value-type="float" office:value="369" calcext:value-type="float">
            <text:p>369</text:p>
          </table:table-cell>
          <table:table-cell office:value-type="float" office:value="263999.333333333" calcext:value-type="float">
            <text:p>263999.33333333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180.5" calcext:value-type="float">
            <text:p>180.5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1706919924" calcext:value-type="float">
            <text:p>0.1170691992</text:p>
          </table:table-cell>
          <table:table-cell office:value-type="float" office:value="277.25" calcext:value-type="float">
            <text:p>277.25</text:p>
          </table:table-cell>
          <table:table-cell office:value-type="float" office:value="167408" calcext:value-type="float">
            <text:p>16740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141.5" calcext:value-type="float">
            <text:p>141.5</text:p>
          </table:table-cell>
          <table:table-cell office:value-type="float" office:value="277.25" calcext:value-type="float">
            <text:p>277.2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27373809" calcext:value-type="float">
            <text:p>0.127373809</text:p>
          </table:table-cell>
          <table:table-cell office:value-type="float" office:value="220.5" calcext:value-type="float">
            <text:p>220.5</text:p>
          </table:table-cell>
          <table:table-cell office:value-type="float" office:value="131037" calcext:value-type="float">
            <text:p>13103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110" calcext:value-type="float">
            <text:p>110</text:p>
          </table:table-cell>
          <table:table-cell office:value-type="float" office:value="220.5" calcext:value-type="float">
            <text:p>220.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2139528349" calcext:value-type="float">
            <text:p>0.1213952835</text:p>
          </table:table-cell>
          <table:table-cell office:value-type="float" office:value="179" calcext:value-type="float">
            <text:p>179</text:p>
          </table:table-cell>
          <table:table-cell office:value-type="float" office:value="87126" calcext:value-type="float">
            <text:p>8712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127" calcext:value-type="float">
            <text:p>127</text:p>
          </table:table-cell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13941685" calcext:value-type="float">
            <text:p>0.113941685</text:p>
          </table:table-cell>
          <table:table-cell office:value-type="float" office:value="260" calcext:value-type="float">
            <text:p>260</text:p>
          </table:table-cell>
          <table:table-cell office:value-type="float" office:value="206787" calcext:value-type="float">
            <text:p>20678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233" calcext:value-type="float">
            <text:p>233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2709712" calcext:value-type="float">
            <text:p>0.12709712</text:p>
          </table:table-cell>
          <table:table-cell office:value-type="float" office:value="172" calcext:value-type="float">
            <text:p>172</text:p>
          </table:table-cell>
          <table:table-cell office:value-type="float" office:value="95119" calcext:value-type="float">
            <text:p>9511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2853989299" calcext:value-type="float">
            <text:p>0.128539893</text:p>
          </table:table-cell>
          <table:table-cell office:value-type="float" office:value="173" calcext:value-type="float">
            <text:p>173</text:p>
          </table:table-cell>
          <table:table-cell office:value-type="float" office:value="95860" calcext:value-type="float">
            <text:p>9586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30:.C51])" office:value-type="float" office:value="6271.67575757576" calcext:value-type="float">
            <text:p>6271.6757575758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what happens when dots are being removed:</text:p>
          </table:table-cell>
          <table:table-cell table:number-columns-repeated="9"/>
          <table:table-cell office:value-type="string" calcext:value-type="string">
            <text:p>Graph: removed constraints against tim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emoved dot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visits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94773879379845" calcext:value-type="float">
            <text:p>0.0694773879</text:p>
          </table:table-cell>
          <table:table-cell office:value-type="float" office:value="279.682170542636" calcext:value-type="float">
            <text:p>279.6821705426</text:p>
          </table:table-cell>
          <table:table-cell office:value-type="float" office:value="208768.558139535" calcext:value-type="float">
            <text:p>208768.55813953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684737896666667" calcext:value-type="float">
            <text:p>0.0684737897</text:p>
          </table:table-cell>
          <table:table-cell office:value-type="float" office:value="324.426356589147" calcext:value-type="float">
            <text:p>324.4263565891</text:p>
          </table:table-cell>
          <table:table-cell office:value-type="float" office:value="242168.248062015" calcext:value-type="float">
            <text:p>242168.24806201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81983350930232" calcext:value-type="float">
            <text:p>0.0681983351</text:p>
          </table:table-cell>
          <table:table-cell office:value-type="float" office:value="329.511627906977" calcext:value-type="float">
            <text:p>329.511627907</text:p>
          </table:table-cell>
          <table:table-cell office:value-type="float" office:value="252168.821705426" calcext:value-type="float">
            <text:p>252168.82170542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62182835271318" calcext:value-type="float">
            <text:p>0.0662182835</text:p>
          </table:table-cell>
          <table:table-cell office:value-type="float" office:value="335.968992248062" calcext:value-type="float">
            <text:p>335.9689922481</text:p>
          </table:table-cell>
          <table:table-cell office:value-type="float" office:value="263915.96875" calcext:value-type="float">
            <text:p>263915.9687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7474655875969" calcext:value-type="float">
            <text:p>0.0674746559</text:p>
          </table:table-cell>
          <table:table-cell office:value-type="float" office:value="425.961240310078" calcext:value-type="float">
            <text:p>425.9612403101</text:p>
          </table:table-cell>
          <table:table-cell office:value-type="float" office:value="327737.821705426" calcext:value-type="float">
            <text:p>327737.821705426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41864135271318" calcext:value-type="float">
            <text:p>0.0641864135</text:p>
          </table:table-cell>
          <table:table-cell office:value-type="float" office:value="399.674418604651" calcext:value-type="float">
            <text:p>399.6744186047</text:p>
          </table:table-cell>
          <table:table-cell office:value-type="float" office:value="305017.643410853" calcext:value-type="float">
            <text:p>305017.643410853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29157178139535" calcext:value-type="float">
            <text:p>0.0629157178</text:p>
          </table:table-cell>
          <table:table-cell office:value-type="float" office:value="389.751937984496" calcext:value-type="float">
            <text:p>389.7519379845</text:p>
          </table:table-cell>
          <table:table-cell office:value-type="float" office:value="303871.465116279" calcext:value-type="float">
            <text:p>303871.465116279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78251135891473" calcext:value-type="float">
            <text:p>0.0678251136</text:p>
          </table:table-cell>
          <table:table-cell office:value-type="float" office:value="430.186046511628" calcext:value-type="float">
            <text:p>430.1860465116</text:p>
          </table:table-cell>
          <table:table-cell office:value-type="float" office:value="321946.031007752" calcext:value-type="float">
            <text:p>321946.03100775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38395203255814" calcext:value-type="float">
            <text:p>0.0638395203</text:p>
          </table:table-cell>
          <table:table-cell office:value-type="float" office:value="501.22480620155" calcext:value-type="float">
            <text:p>501.2248062016</text:p>
          </table:table-cell>
          <table:table-cell office:value-type="float" office:value="376787.317829457" calcext:value-type="float">
            <text:p>376787.317829457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01397381627907" calcext:value-type="float">
            <text:p>0.0601397382</text:p>
          </table:table-cell>
          <table:table-cell office:value-type="float" office:value="421.325581395349" calcext:value-type="float">
            <text:p>421.3255813953</text:p>
          </table:table-cell>
          <table:table-cell office:value-type="float" office:value="325150.829457364" calcext:value-type="float">
            <text:p>325150.829457364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90273517286822" calcext:value-type="float">
            <text:p>0.0590273517</text:p>
          </table:table-cell>
          <table:table-cell office:value-type="float" office:value="413.271317829457" calcext:value-type="float">
            <text:p>413.2713178295</text:p>
          </table:table-cell>
          <table:table-cell office:value-type="float" office:value="327477.449612403" calcext:value-type="float">
            <text:p>327477.449612403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7498176751938" calcext:value-type="float">
            <text:p>0.0574981768</text:p>
          </table:table-cell>
          <table:table-cell office:value-type="float" office:value="418.519379844961" calcext:value-type="float">
            <text:p>418.519379845</text:p>
          </table:table-cell>
          <table:table-cell office:value-type="float" office:value="321224.480620155" calcext:value-type="float">
            <text:p>321224.48062015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77940278217054" calcext:value-type="float">
            <text:p>0.0577940278</text:p>
          </table:table-cell>
          <table:table-cell office:value-type="float" office:value="372.186046511628" calcext:value-type="float">
            <text:p>372.1860465116</text:p>
          </table:table-cell>
          <table:table-cell office:value-type="float" office:value="295996.744186047" calcext:value-type="float">
            <text:p>295996.744186047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36791703488373" calcext:value-type="float">
            <text:p>0.0536791703</text:p>
          </table:table-cell>
          <table:table-cell office:value-type="float" office:value="324.496124031008" calcext:value-type="float">
            <text:p>324.496124031</text:p>
          </table:table-cell>
          <table:table-cell office:value-type="float" office:value="284971.217054264" calcext:value-type="float">
            <text:p>284971.217054264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35237982170543" calcext:value-type="float">
            <text:p>0.0535237982</text:p>
          </table:table-cell>
          <table:table-cell office:value-type="float" office:value="348.77519379845" calcext:value-type="float">
            <text:p>348.7751937985</text:p>
          </table:table-cell>
          <table:table-cell office:value-type="float" office:value="299489.829457364" calcext:value-type="float">
            <text:p>299489.82945736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19179537751938" calcext:value-type="float">
            <text:p>0.0519179538</text:p>
          </table:table-cell>
          <table:table-cell office:value-type="float" office:value="317.100775193798" calcext:value-type="float">
            <text:p>317.1007751938</text:p>
          </table:table-cell>
          <table:table-cell office:value-type="float" office:value="285742.23255814" calcext:value-type="float">
            <text:p>285742.23255814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87976656434109" calcext:value-type="float">
            <text:p>0.0487976656</text:p>
          </table:table-cell>
          <table:table-cell office:value-type="float" office:value="229.53488372093" calcext:value-type="float">
            <text:p>229.5348837209</text:p>
          </table:table-cell>
          <table:table-cell office:value-type="float" office:value="239976.279069767" calcext:value-type="float">
            <text:p>239976.279069767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481646184573644" calcext:value-type="float">
            <text:p>0.0481646185</text:p>
          </table:table-cell>
          <table:table-cell office:value-type="float" office:value="259.054263565891" calcext:value-type="float">
            <text:p>259.0542635659</text:p>
          </table:table-cell>
          <table:table-cell office:value-type="float" office:value="257121.031007752" calcext:value-type="float">
            <text:p>257121.031007752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460208929612403" calcext:value-type="float">
            <text:p>0.046020893</text:p>
          </table:table-cell>
          <table:table-cell office:value-type="float" office:value="209.790697674419" calcext:value-type="float">
            <text:p>209.7906976744</text:p>
          </table:table-cell>
          <table:table-cell office:value-type="float" office:value="232528.550387597" calcext:value-type="float">
            <text:p>232528.550387597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455258862325582" calcext:value-type="float">
            <text:p>0.0455258862</text:p>
          </table:table-cell>
          <table:table-cell office:value-type="float" office:value="241.441860465116" calcext:value-type="float">
            <text:p>241.4418604651</text:p>
          </table:table-cell>
          <table:table-cell office:value-type="float" office:value="249390.333333333" calcext:value-type="float">
            <text:p>249390.333333333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3784255883721" calcext:value-type="float">
            <text:p>0.0437842559</text:p>
          </table:table-cell>
          <table:table-cell office:value-type="float" office:value="183.232558139535" calcext:value-type="float">
            <text:p>183.2325581395</text:p>
          </table:table-cell>
          <table:table-cell office:value-type="float" office:value="224863.255813953" calcext:value-type="float">
            <text:p>224863.255813953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423074178992248" calcext:value-type="float">
            <text:p>0.0423074179</text:p>
          </table:table-cell>
          <table:table-cell office:value-type="float" office:value="147.899224806202" calcext:value-type="float">
            <text:p>147.8992248062</text:p>
          </table:table-cell>
          <table:table-cell office:value-type="float" office:value="209828.379844961" calcext:value-type="float">
            <text:p>209828.379844961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405524745968992" calcext:value-type="float">
            <text:p>0.0405524746</text:p>
          </table:table-cell>
          <table:table-cell office:value-type="float" office:value="141.976744186047" calcext:value-type="float">
            <text:p>141.976744186</text:p>
          </table:table-cell>
          <table:table-cell office:value-type="float" office:value="208618.705426357" calcext:value-type="float">
            <text:p>208618.705426357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39757392627907" calcext:value-type="float">
            <text:p>0.0397573926</text:p>
          </table:table-cell>
          <table:table-cell office:value-type="float" office:value="128.682170542636" calcext:value-type="float">
            <text:p>128.6821705426</text:p>
          </table:table-cell>
          <table:table-cell office:value-type="float" office:value="205253.798449612" calcext:value-type="float">
            <text:p>205253.798449612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381387730155039" calcext:value-type="float">
            <text:p>0.038138773</text:p>
          </table:table-cell>
          <table:table-cell office:value-type="float" office:value="129.899224806202" calcext:value-type="float">
            <text:p>129.8992248062</text:p>
          </table:table-cell>
          <table:table-cell office:value-type="float" office:value="205934.263565891" calcext:value-type="float">
            <text:p>205934.263565891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380537519379845" calcext:value-type="float">
            <text:p>0.0380537519</text:p>
          </table:table-cell>
          <table:table-cell office:value-type="float" office:value="107.573643410853" calcext:value-type="float">
            <text:p>107.5736434109</text:p>
          </table:table-cell>
          <table:table-cell office:value-type="float" office:value="198502.294573643" calcext:value-type="float">
            <text:p>198502.294573643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352564576976744" calcext:value-type="float">
            <text:p>0.0352564577</text:p>
          </table:table-cell>
          <table:table-cell office:value-type="float" office:value="87.1627906976744" calcext:value-type="float">
            <text:p>87.1627906977</text:p>
          </table:table-cell>
          <table:table-cell office:value-type="float" office:value="187762.705426357" calcext:value-type="float">
            <text:p>187762.705426357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52075600620155" calcext:value-type="float">
            <text:p>0.0352075601</text:p>
          </table:table-cell>
          <table:table-cell office:value-type="float" office:value="89.7364341085271" calcext:value-type="float">
            <text:p>89.7364341085</text:p>
          </table:table-cell>
          <table:table-cell office:value-type="float" office:value="188640.224806202" calcext:value-type="float">
            <text:p>188640.224806202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335876470155039" calcext:value-type="float">
            <text:p>0.033587647</text:p>
          </table:table-cell>
          <table:table-cell office:value-type="float" office:value="81.1782945736434" calcext:value-type="float">
            <text:p>81.1782945736</text:p>
          </table:table-cell>
          <table:table-cell office:value-type="float" office:value="185988.124031008" calcext:value-type="float">
            <text:p>185988.124031008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322618842248062" calcext:value-type="float">
            <text:p>0.0322618842</text:p>
          </table:table-cell>
          <table:table-cell office:value-type="float" office:value="70.4961240310078" calcext:value-type="float">
            <text:p>70.496124031</text:p>
          </table:table-cell>
          <table:table-cell office:value-type="float" office:value="180157.100775194" calcext:value-type="float">
            <text:p>180157.100775194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1224077503876" calcext:value-type="float">
            <text:p>0.0312240775</text:p>
          </table:table-cell>
          <table:table-cell office:value-type="float" office:value="67.9302325581395" calcext:value-type="float">
            <text:p>67.9302325581</text:p>
          </table:table-cell>
          <table:table-cell office:value-type="float" office:value="176289.503875969" calcext:value-type="float">
            <text:p>176289.503875969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05370325193799" calcext:value-type="float">
            <text:p>0.0305370325</text:p>
          </table:table-cell>
          <table:table-cell office:value-type="float" office:value="59.1162790697674" calcext:value-type="float">
            <text:p>59.1162790698</text:p>
          </table:table-cell>
          <table:table-cell office:value-type="float" office:value="173125.968992248" calcext:value-type="float">
            <text:p>173125.968992248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88096019147287" calcext:value-type="float">
            <text:p>0.0288096019</text:p>
          </table:table-cell>
          <table:table-cell office:value-type="float" office:value="51.8139534883721" calcext:value-type="float">
            <text:p>51.8139534884</text:p>
          </table:table-cell>
          <table:table-cell office:value-type="float" office:value="165137.620155039" calcext:value-type="float">
            <text:p>165137.620155039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280669117209303" calcext:value-type="float">
            <text:p>0.0280669117</text:p>
          </table:table-cell>
          <table:table-cell office:value-type="float" office:value="45.4031007751938" calcext:value-type="float">
            <text:p>45.4031007752</text:p>
          </table:table-cell>
          <table:table-cell office:value-type="float" office:value="159587" calcext:value-type="float">
            <text:p>159587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267588788062015" calcext:value-type="float">
            <text:p>0.0267588788</text:p>
          </table:table-cell>
          <table:table-cell office:value-type="float" office:value="42.5891472868217" calcext:value-type="float">
            <text:p>42.5891472868</text:p>
          </table:table-cell>
          <table:table-cell office:value-type="float" office:value="154980.317829457" calcext:value-type="float">
            <text:p>154980.317829457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59651380465116" calcext:value-type="float">
            <text:p>0.025965138</text:p>
          </table:table-cell>
          <table:table-cell office:value-type="float" office:value="35.1782945736434" calcext:value-type="float">
            <text:p>35.1782945736</text:p>
          </table:table-cell>
          <table:table-cell office:value-type="float" office:value="146234.488372093" calcext:value-type="float">
            <text:p>146234.488372093</text:p>
          </table:table-cell>
          <table:table-cell table:number-columns-repeated="10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Graph: removed constraints against number of conflict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5:33:22.977686455</meta:creation-date>
    <dc:date>2017-10-03T23:37:38.533380511</dc:date>
    <meta:editing-duration>PT10H34M5S</meta:editing-duration>
    <meta:editing-cycles>7</meta:editing-cycles>
    <meta:generator>LibreOffice/5.1.6.2$Linux_X86_64 LibreOffice_project/10m0$Build-2</meta:generator>
    <meta:document-statistic meta:table-count="1" meta:cell-count="52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57:Sheet1.B92" svg:x="1.331cm" svg:y="0.18cm" svg:width="14.349cm" svg:height="7.659cm">
          <chartooo:coordinate-region svg:x="2.243cm" svg:y="0.379cm" svg:width="13.251cm" svg:height="6.813cm"/>
          <chart:axis chart:dimension="x" chart:name="primary-x" chart:style-name="ch3">
            <chart:title svg:x="6.993cm" svg:y="8.019cm" chart:style-name="ch4">
              <text:p>removed constraints</text:p>
            </chart:title>
          </chart:axis>
          <chart:axis chart:dimension="y" chart:name="primary-y" chart:style-name="ch5">
            <chart:title svg:x="0.451cm" svg:y="4.595cm" chart:style-name="ch6">
              <text:p>time (s)</text:p>
            </chart:title>
            <chart:grid chart:style-name="ch7" chart:class="major"/>
          </chart:axis>
          <chart:series chart:style-name="ch8" chart:values-cell-range-address="Sheet1.B57:Sheet1.B92" chart:class="chart:scatter">
            <chart:domain table:cell-range-address="Sheet1.A57:Sheet1.A92"/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57:Sheet1.A92</svg:desc>
                </draw:g>
              </table:table-cell>
              <table:table-cell office:value-type="float" office:value="0.0694773879379845">
                <text:p>0.0694773879379845</text:p>
                <draw:g>
                  <svg:desc>Sheet1.B57:Sheet1.B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684737896666667">
                <text:p>0.068473789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681983350930232">
                <text:p>0.0681983350930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662182835271318">
                <text:p>0.06621828352713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67474655875969">
                <text:p>0.067474655875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641864135271318">
                <text:p>0.06418641352713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629157178139535">
                <text:p>0.06291571781395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678251135891473">
                <text:p>0.06782511358914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638395203255814">
                <text:p>0.06383952032558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601397381627907">
                <text:p>0.06013973816279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590273517286822">
                <text:p>0.05902735172868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57498176751938">
                <text:p>0.0574981767519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577940278217054">
                <text:p>0.0577940278217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536791703488373">
                <text:p>0.05367917034883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535237982170543">
                <text:p>0.05352379821705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519179537751938">
                <text:p>0.05191795377519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487976656434109">
                <text:p>0.04879766564341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481646184573644">
                <text:p>0.04816461845736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460208929612403">
                <text:p>0.04602089296124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455258862325582">
                <text:p>0.0455258862325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43784255883721">
                <text:p>0.0437842558837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423074178992248">
                <text:p>0.04230741789922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405524745968992">
                <text:p>0.04055247459689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39757392627907">
                <text:p>0.0397573926279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381387730155039">
                <text:p>0.03813877301550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380537519379845">
                <text:p>0.03805375193798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352564576976744">
                <text:p>0.03525645769767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352075600620155">
                <text:p>0.03520756006201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335876470155039">
                <text:p>0.03358764701550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322618842248062">
                <text:p>0.03226188422480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31224077503876">
                <text:p>0.0312240775038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305370325193799">
                <text:p>0.03053703251937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288096019147287">
                <text:p>0.02880960191472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280669117209303">
                <text:p>0.02806691172093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267588788062015">
                <text:p>0.02675887880620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259651380465116">
                <text:p>0.0259651380465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66cm" svg:y="3.952cm" style:legend-expansion="high" chart:style-name="ch2"/>
        <chart:plot-area chart:style-name="ch3" table:cell-range-address="Sheet1.L2:Sheet1.N24" chart:data-source-has-labels="row" svg:x="1.331cm" svg:y="0.18cm" svg:width="10.915cm" svg:height="7.659cm">
          <chartooo:coordinate-region svg:x="2.243cm" svg:y="0.379cm" svg:width="9.816cm" svg:height="6.813cm"/>
          <chart:axis chart:dimension="x" chart:name="primary-x" chart:style-name="ch4">
            <chart:title svg:x="5.95cm" svg:y="8.019cm" chart:style-name="ch5">
              <text:p>constraints</text:p>
            </chart:title>
          </chart:axis>
          <chart:axis chart:dimension="y" chart:name="primary-y" chart:style-name="ch6">
            <chart:title svg:x="0.451cm" svg:y="4.595cm" chart:style-name="ch7">
              <text:p>time (s)</text:p>
            </chart:title>
            <chart:grid chart:style-name="ch8" chart:class="major"/>
          </chart:axis>
          <chart:series chart:style-name="ch9" chart:values-cell-range-address="Sheet1.M3:Sheet1.M24" chart:label-cell-address="Sheet1.M2:Sheet1.M2" chart:class="chart:scatter">
            <chart:domain table:cell-range-address="Sheet1.L3:Sheet1.L24"/>
            <chart:data-point chart:repeated="22"/>
          </chart:series>
          <chart:series chart:style-name="ch10" chart:values-cell-range-address="Sheet1.N3:Sheet1.N24" chart:label-cell-address="Sheet1.N2:Sheet1.N2" chart:class="chart:scatte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old encoding</text:p>
                <draw:g>
                  <svg:desc>Sheet1.M2:Sheet1.M2</svg:desc>
                </draw:g>
              </table:table-cell>
              <table:table-cell office:value-type="string">
                <text:p>new encoding</text:p>
                <draw:g>
                  <svg:desc>Sheet1.N2:Sheet1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">
                <text:p>36</text:p>
                <draw:g>
                  <svg:desc>Sheet1.L3:Sheet1.L24</svg:desc>
                </draw:g>
              </table:table-cell>
              <table:table-cell office:value-type="float" office:value="10.483684505">
                <text:p>10.483684505</text:p>
                <draw:g>
                  <svg:desc>Sheet1.M3:Sheet1.M24</svg:desc>
                </draw:g>
              </table:table-cell>
              <table:table-cell office:value-type="float" office:value="0.0253044735">
                <text:p>0.0253044735</text:p>
                <draw:g>
                  <svg:desc>Sheet1.N3:Sheet1.N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9.0427856015">
                <text:p>9.0427856015</text:p>
              </table:table-cell>
              <table:table-cell office:value-type="float" office:value="0.022921066">
                <text:p>0.022921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10.396474328">
                <text:p>10.396474328</text:p>
              </table:table-cell>
              <table:table-cell office:value-type="float" office:value="0.02551645775">
                <text:p>0.02551645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10.529580481">
                <text:p>10.529580481</text:p>
              </table:table-cell>
              <table:table-cell office:value-type="float" office:value="0.025471495">
                <text:p>0.0254714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6.0583535859">
                <text:p>6.0583535859</text:p>
              </table:table-cell>
              <table:table-cell office:value-type="float" office:value="0.02691370225">
                <text:p>0.02691370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">
                <text:p>41</text:p>
              </table:table-cell>
              <table:table-cell office:value-type="float" office:value="6.0502121559">
                <text:p>6.0502121559</text:p>
              </table:table-cell>
              <table:table-cell office:value-type="float" office:value="0.0285626578">
                <text:p>0.02856265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9.957122294">
                <text:p>9.957122294</text:p>
              </table:table-cell>
              <table:table-cell office:value-type="float" office:value="0.0353986272">
                <text:p>0.0353986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4.7760274487">
                <text:p>4.7760274487</text:p>
              </table:table-cell>
              <table:table-cell office:value-type="float" office:value="0.04102647911">
                <text:p>0.041026479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">
                <text:p>44</text:p>
              </table:table-cell>
              <table:table-cell office:value-type="float" office:value="5.6543762652">
                <text:p>5.6543762652</text:p>
              </table:table-cell>
              <table:table-cell office:value-type="float" office:value="0.0524107905">
                <text:p>0.05241079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6.451061362">
                <text:p>6.451061362</text:p>
              </table:table-cell>
              <table:table-cell office:value-type="float" office:value="0.06003143358">
                <text:p>0.060031433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">
                <text:p>46</text:p>
              </table:table-cell>
              <table:table-cell office:value-type="float" office:value="5.3678740373">
                <text:p>5.3678740373</text:p>
              </table:table-cell>
              <table:table-cell office:value-type="float" office:value="0.06864810676">
                <text:p>0.068648106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">
                <text:p>47</text:p>
              </table:table-cell>
              <table:table-cell office:value-type="float" office:value="4.6475728464">
                <text:p>4.6475728464</text:p>
              </table:table-cell>
              <table:table-cell office:value-type="float" office:value="0.07908804481">
                <text:p>0.079088044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5.8141413146">
                <text:p>5.8141413146</text:p>
              </table:table-cell>
              <table:table-cell office:value-type="float" office:value="0.09081699723">
                <text:p>0.090816997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">
                <text:p>49</text:p>
              </table:table-cell>
              <table:table-cell office:value-type="float" office:value="6.0855905288">
                <text:p>6.0855905288</text:p>
              </table:table-cell>
              <table:table-cell office:value-type="float" office:value="0.10021671633">
                <text:p>0.100216716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4.8497516096">
                <text:p>4.8497516096</text:p>
              </table:table-cell>
              <table:table-cell office:value-type="float" office:value="0.11214219322">
                <text:p>0.112142193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8.4442495503">
                <text:p>8.4442495503</text:p>
              </table:table-cell>
              <table:table-cell office:value-type="float" office:value="0.12060628033">
                <text:p>0.120606280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5.7417724915">
                <text:p>5.7417724915</text:p>
              </table:table-cell>
              <table:table-cell office:value-type="float" office:value="0.11706919924">
                <text:p>0.117069199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">
                <text:p>53</text:p>
              </table:table-cell>
              <table:table-cell office:value-type="float" office:value="4.4212795584">
                <text:p>4.4212795584</text:p>
              </table:table-cell>
              <table:table-cell office:value-type="float" office:value="0.127373809">
                <text:p>0.1273738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3.120592771">
                <text:p>3.120592771</text:p>
              </table:table-cell>
              <table:table-cell office:value-type="float" office:value="0.12139528349">
                <text:p>0.121395283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">
                <text:p>56</text:p>
              </table:table-cell>
              <table:table-cell office:value-type="float" office:value="3.39979156">
                <text:p>3.39979156</text:p>
              </table:table-cell>
              <table:table-cell office:value-type="float" office:value="0.113941685">
                <text:p>0.1139416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">
                <text:p>57</text:p>
              </table:table-cell>
              <table:table-cell office:value-type="float" office:value="5.180129468">
                <text:p>5.180129468</text:p>
              </table:table-cell>
              <table:table-cell office:value-type="float" office:value="0.12709712">
                <text:p>0.127097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">
                <text:p>61</text:p>
              </table:table-cell>
              <table:table-cell office:value-type="float" office:value="3.952103788">
                <text:p>3.952103788</text:p>
              </table:table-cell>
              <table:table-cell office:value-type="float" office:value="0.12853989299">
                <text:p>0.128539892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66cm" svg:y="3.952cm" style:legend-expansion="high" chart:style-name="ch2"/>
        <chart:plot-area chart:style-name="ch3" table:cell-range-address="Sheet1.J28:Sheet1.K50 Sheet1.L29:Sheet1.L51" chart:data-source-has-labels="row" svg:x="1.331cm" svg:y="0.18cm" svg:width="10.915cm" svg:height="7.659cm">
          <chartooo:coordinate-region svg:x="2.138cm" svg:y="0.379cm" svg:width="9.921cm" svg:height="6.813cm"/>
          <chart:axis chart:dimension="x" chart:name="primary-x" chart:style-name="ch4">
            <chart:title svg:x="5.95cm" svg:y="8.019cm" chart:style-name="ch5">
              <text:p>constraints</text:p>
            </chart:title>
          </chart:axis>
          <chart:axis chart:dimension="y" chart:name="primary-y" chart:style-name="ch4">
            <chart:title svg:x="0.451cm" svg:y="4.648cm" chart:style-name="ch6">
              <text:p>conflicts</text:p>
            </chart:title>
            <chart:grid chart:style-name="ch7" chart:class="major"/>
          </chart:axis>
          <chart:series chart:style-name="ch8" chart:values-cell-range-address="Sheet1.K29:Sheet1.K50" chart:label-cell-address="Sheet1.K28:Sheet1.K28" chart:class="chart:scatter">
            <chart:domain table:cell-range-address="Sheet1.J29:Sheet1.J50"/>
            <chart:data-point chart:repeated="22"/>
          </chart:series>
          <chart:series chart:style-name="ch9" chart:values-cell-range-address="Sheet1.L30:Sheet1.L51" chart:label-cell-address="Sheet1.L29:Sheet1.L29" chart:class="chart:scatter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old encoding</text:p>
                <draw:g>
                  <svg:desc>Sheet1.K28:Sheet1.K28</svg:desc>
                </draw:g>
              </table:table-cell>
              <table:table-cell office:value-type="string">
                <text:p>new encoding</text:p>
                <draw:g>
                  <svg:desc>Sheet1.L29:Sheet1.L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">
                <text:p>36</text:p>
                <draw:g>
                  <svg:desc>Sheet1.J29:Sheet1.J50</svg:desc>
                </draw:g>
              </table:table-cell>
              <table:table-cell office:value-type="float" office:value="284.5">
                <text:p>284.5</text:p>
                <draw:g>
                  <svg:desc>Sheet1.K29:Sheet1.K50</svg:desc>
                </draw:g>
              </table:table-cell>
              <table:table-cell office:value-type="float" office:value="482">
                <text:p>482</text:p>
                <draw:g>
                  <svg:desc>Sheet1.L30:Sheet1.L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336.5">
                <text:p>336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417.25">
                <text:p>417.25</text:p>
              </table:table-cell>
              <table:table-cell office:value-type="float" office:value="427.5">
                <text:p>42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276.666666666667">
                <text:p>276.666666666667</text:p>
              </table:table-cell>
              <table:table-cell office:value-type="float" office:value="361.666666666667">
                <text:p>361.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208.5">
                <text:p>208.5</text:p>
              </table:table-cell>
              <table:table-cell office:value-type="float" office:value="286.25">
                <text:p>286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">
                <text:p>41</text:p>
              </table:table-cell>
              <table:table-cell office:value-type="float" office:value="215.6">
                <text:p>215.6</text:p>
              </table:table-cell>
              <table:table-cell office:value-type="float" office:value="298.2">
                <text:p>298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257.1">
                <text:p>257.1</text:p>
              </table:table-cell>
              <table:table-cell office:value-type="float" office:value="291.7">
                <text:p>29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180.444444444444">
                <text:p>180.444444444444</text:p>
              </table:table-cell>
              <table:table-cell office:value-type="float" office:value="256.777777777778">
                <text:p>256.7777777777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">
                <text:p>44</text:p>
              </table:table-cell>
              <table:table-cell office:value-type="float" office:value="210.1">
                <text:p>210.1</text:p>
              </table:table-cell>
              <table:table-cell office:value-type="float" office:value="317.7">
                <text:p>317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321.166666666667">
                <text:p>321.1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">
                <text:p>46</text:p>
              </table:table-cell>
              <table:table-cell office:value-type="float" office:value="182.307692307692">
                <text:p>182.307692307692</text:p>
              </table:table-cell>
              <table:table-cell office:value-type="float" office:value="238.230769230769">
                <text:p>238.2307692307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">
                <text:p>47</text:p>
              </table:table-cell>
              <table:table-cell office:value-type="float" office:value="160.727272727273">
                <text:p>160.727272727273</text:p>
              </table:table-cell>
              <table:table-cell office:value-type="float" office:value="244.909090909091">
                <text:p>244.909090909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78.384615384615">
                <text:p>178.384615384615</text:p>
              </table:table-cell>
              <table:table-cell office:value-type="float" office:value="251.769230769231">
                <text:p>251.7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">
                <text:p>49</text:p>
              </table:table-cell>
              <table:table-cell office:value-type="float" office:value="187">
                <text:p>18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155.444444444444">
                <text:p>155.444444444444</text:p>
              </table:table-cell>
              <table:table-cell office:value-type="float" office:value="244.555555555556">
                <text:p>244.555555555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216">
                <text:p>216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180.5">
                <text:p>180.5</text:p>
              </table:table-cell>
              <table:table-cell office:value-type="float" office:value="277.25">
                <text:p>277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">
                <text:p>53</text:p>
              </table:table-cell>
              <table:table-cell office:value-type="float" office:value="141.5">
                <text:p>141.5</text:p>
              </table:table-cell>
              <table:table-cell office:value-type="float" office:value="220.5">
                <text:p>22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110">
                <text:p>11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">
                <text:p>56</text:p>
              </table:table-cell>
              <table:table-cell office:value-type="float" office:value="127">
                <text:p>12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">
                <text:p>57</text:p>
              </table:table-cell>
              <table:table-cell office:value-type="float" office:value="233">
                <text:p>23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">
                <text:p>61</text:p>
              </table:table-cell>
              <table:table-cell office:value-type="float" office:value="122">
                <text:p>122</text:p>
              </table:table-cell>
              <table:table-cell office:value-type="float" office:value="173">
                <text:p>1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56:Sheet1.A92 Sheet1.C56:Sheet1.C92" chart:data-source-has-labels="row" svg:x="1.331cm" svg:y="0.18cm" svg:width="14.349cm" svg:height="7.659cm">
          <chartooo:coordinate-region svg:x="2.138cm" svg:y="0.379cm" svg:width="13.355cm" svg:height="6.813cm"/>
          <chart:axis chart:dimension="x" chart:name="primary-x" chart:style-name="ch3">
            <chart:title svg:x="6.994cm" svg:y="8.019cm" chart:style-name="ch4">
              <text:p>removed constraints</text:p>
            </chart:title>
          </chart:axis>
          <chart:axis chart:dimension="y" chart:name="primary-y" chart:style-name="ch3">
            <chart:title svg:x="0.451cm" svg:y="4.648cm" chart:style-name="ch5">
              <text:p>conflicts</text:p>
            </chart:title>
            <chart:grid chart:style-name="ch6" chart:class="major"/>
          </chart:axis>
          <chart:series chart:style-name="ch7" chart:values-cell-range-address="Sheet1.C57:Sheet1.C92" chart:label-cell-address="Sheet1.C56:Sheet1.C56" chart:class="chart:scatter">
            <chart:domain table:cell-range-address="Sheet1.A57:Sheet1.A92"/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flicts</text:p>
                <draw:g>
                  <svg:desc>Sheet1.C56:Sheet1.C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57:Sheet1.A92</svg:desc>
                </draw:g>
              </table:table-cell>
              <table:table-cell office:value-type="float" office:value="279.682170542636">
                <text:p>279.682170542636</text:p>
                <draw:g>
                  <svg:desc>Sheet1.C57:Sheet1.C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24.426356589147">
                <text:p>324.426356589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29.511627906977">
                <text:p>329.5116279069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35.968992248062">
                <text:p>335.968992248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25.961240310078">
                <text:p>425.9612403100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99.674418604651">
                <text:p>399.674418604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89.751937984496">
                <text:p>389.751937984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30.186046511628">
                <text:p>430.1860465116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01.22480620155">
                <text:p>501.22480620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21.325581395349">
                <text:p>421.3255813953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13.271317829457">
                <text:p>413.2713178294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18.519379844961">
                <text:p>418.5193798449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72.186046511628">
                <text:p>372.1860465116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24.496124031008">
                <text:p>324.4961240310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48.77519379845">
                <text:p>348.775193798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17.100775193798">
                <text:p>317.1007751937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29.53488372093">
                <text:p>229.534883720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59.054263565891">
                <text:p>259.0542635658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09.790697674419">
                <text:p>209.7906976744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41.441860465116">
                <text:p>241.4418604651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3.232558139535">
                <text:p>183.2325581395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47.899224806202">
                <text:p>147.8992248062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41.976744186047">
                <text:p>141.976744186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28.682170542636">
                <text:p>128.6821705426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29.899224806202">
                <text:p>129.8992248062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07.573643410853">
                <text:p>107.5736434108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87.1627906976744">
                <text:p>87.16279069767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89.7364341085271">
                <text:p>89.73643410852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81.1782945736434">
                <text:p>81.17829457364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70.4961240310078">
                <text:p>70.49612403100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7.9302325581395">
                <text:p>67.93023255813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9.1162790697674">
                <text:p>59.11627906976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1.8139534883721">
                <text:p>51.81395348837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45.4031007751938">
                <text:p>45.40310077519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2.5891472868217">
                <text:p>42.58914728682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5.1782945736434">
                <text:p>35.17829457364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